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917" officeooo:paragraph-rsid="001a8917"/>
    </style:style>
    <style:style style:name="P2" style:family="paragraph" style:parent-style-name="Standard">
      <style:text-properties officeooo:rsid="001ac5a2" officeooo:paragraph-rsid="001ac5a2"/>
    </style:style>
    <style:style style:name="P3" style:family="paragraph" style:parent-style-name="Standard">
      <style:text-properties officeooo:rsid="001b5e9d" officeooo:paragraph-rsid="001b5e9d"/>
    </style:style>
    <style:style style:name="T1" style:family="text">
      <style:text-properties officeooo:rsid="001ac5a2"/>
    </style:style>
    <style:style style:name="T2" style:family="text">
      <style:text-properties officeooo:rsid="001b5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</text:p>
      <text:p text:style-name="P1">2.d</text:p>
      <text:p text:style-name="P1">3c</text:p>
      <text:p text:style-name="P1">4c</text:p>
      <text:p text:style-name="P1">5c</text:p>
      <text:p text:style-name="P1">6d</text:p>
      <text:p text:style-name="P1">7c</text:p>
      <text:p text:style-name="P1">8b</text:p>
      <text:p text:style-name="P1">9c</text:p>
      <text:p text:style-name="P1">10c</text:p>
      <text:p text:style-name="P1">11.b</text:p>
      <text:p text:style-name="P1">12.c</text:p>
      <text:p text:style-name="P1">13.b</text:p>
      <text:p text:style-name="P1">14a</text:p>
      <text:p text:style-name="P1">15c</text:p>
      <text:p text:style-name="P1">16d</text:p>
      <text:p text:style-name="P1">17<text:span text:style-name="T1">a</text:span></text:p>
      <text:p text:style-name="P2">18a</text:p>
      <text:p text:style-name="P2">19.b</text:p>
      <text:p text:style-name="P2">20a</text:p>
      <text:p text:style-name="P2">21c</text:p>
      <text:p text:style-name="P2">22c</text:p>
      <text:p text:style-name="P2">23b</text:p>
      <text:p text:style-name="P2">24c</text:p>
      <text:p text:style-name="P2">25e</text:p>
      <text:p text:style-name="P2">26d</text:p>
      <text:p text:style-name="P2">27a</text:p>
      <text:p text:style-name="P2">28c</text:p>
      <text:p text:style-name="P2">29e</text:p>
      <text:p text:style-name="P2">30c</text:p>
      <text:p text:style-name="P2">31a</text:p>
      <text:p text:style-name="P2">32a</text:p>
      <text:p text:style-name="P2">33d</text:p>
      <text:p text:style-name="P2">34c</text:p>
      <text:p text:style-name="P2">35a</text:p>
      <text:p text:style-name="P2">36d</text:p>
      <text:p text:style-name="P2">37.d</text:p>
      <text:p text:style-name="P2">38a</text:p>
      <text:p text:style-name="P2">39a</text:p>
      <text:p text:style-name="P2">40a</text:p>
      <text:p text:style-name="P2">41a</text:p>
      <text:p text:style-name="P2">42b</text:p>
      <text:p text:style-name="P2">43c</text:p>
      <text:p text:style-name="P2">44d</text:p>
      <text:p text:style-name="P2">45<text:span text:style-name="T2">a</text:span></text:p>
      <text:p text:style-name="P3">46a</text:p>
      <text:p text:style-name="P3">47e</text:p>
      <text:p text:style-name="P3">48e</text:p>
      <text:p text:style-name="P3">49b</text:p>
      <text:p text:style-name="P3">50b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2:03:39.837720264</meta:creation-date>
    <dc:date>2025-06-22T19:28:17.297053697</dc:date>
    <meta:editing-duration>PT10M40S</meta:editing-duration>
    <meta:editing-cycles>1</meta:editing-cycles>
    <meta:document-statistic meta:table-count="0" meta:image-count="0" meta:object-count="0" meta:page-count="2" meta:paragraph-count="50" meta:word-count="50" meta:character-count="148" meta:non-whitespace-character-count="148"/>
    <meta:generator>LibreOffice/7.3.7.2$Linux_X86_64 LibreOffice_project/30$Build-2</meta:generator>
  </office:meta>
</office:document-meta>
</file>